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Source.getParameterAsLo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toSAX( ContentHandler content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itemap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SourceValidity.getNested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getInputStrea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itemapSource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Validity.SitemapSource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re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temap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ini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itemap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Validity.isValid( SourceValidity valid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mapSourceValidity.set(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Validity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mapSource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map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.SitemapSource( ComponentManager manager , String uri , Map parameters , Logger logge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6">
            <text:p text:style-name="Table_20_Contents">36</text:p>
          </table:table-cell>
          <table:table-cell office:value-type="float" office:value="74">
            <text:p text:style-name="Table_20_Contents"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